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ental car script was straight forward and simple. It collected a few inputs from the user and then calculate the resulting total. <text:s/>In the script using branches is important for determining what input is needed from the customer, and what formulas to run. Next it’s important to remember that inputs are strings, and to use them in formulas you need to change them to int or float or double depending on the inputs you are working with. It’s important to remember to format numbers on output so that money appears correctly in the results. </text:p>
      <text:p text:style-name="Standard"/>
      <text:p text:style-name="Standard">One error I encountered was that I did not update the “if,elif” branch with the correct string comparison for the Budget, Daily, and Weekly input. The output used the wrong formula (daily) instead of (budget). <text:s/>The solution was to check my static verification fields to make sure that “B” and “D” were in the correct locations. </text:p>
      <text:p text:style-name="Standard"/>
      <text:p text:style-name="Standard">One error I encountered was that the formula was attempting to use a string where it expected an int. The solution was after accepting input for a variable that is expected to be an int, to be a number using the “int()” method. <text:s/></text:p>
      <text:p text:style-name="Standard"/>
      <text:p text:style-name="Standard">Other errors I encountered was an EOF on input. This appears to mean that an input is expected and not received. The section was for the start and end odometer fields. <text:s/>I received an EOF through the codio tutorial. However when run command like the script functioned correctly.</text:p>
      <text:p text:style-name="Standard"/>
      <text:p text:style-name="Standard">Another error in codio was the final tutorial check point, where the script outputs the final total due. The input is for a daily rental, for 5 days, with the starting odometer 1234 and the ending odometer 222. Codio wanted the output to be 324.40 however for this to be the correct output, the input would <text:s/>for rental type would have to be “B” for budget. </text:p>
      <text:p text:style-name="Standard"/>
      <text:p text:style-name="Standard"><text:line-break/></text:p>
      <text:p text:style-name="Standard"><text:tab/></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Lohit Devanagari1" svg:font-family="'Lohit Devanagari'" style:font-pitch="variable"/>
    <style:font-face style:name="Noto Sans CJK SC Regular" svg:font-family="'Noto Sans CJK SC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Noto Sans CJK SC Regular" style:font-family-asian="'Noto Sans CJK SC Regular'" style:font-pitch-asian="variable" style:font-size-asian="12pt" style:language-asian="zh" style:country-asian="CN" style:font-name-complex="Lohit Devanagari1"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 style:font-family-asian="'Noto Sans CJK SC Regular'" style:font-pitch-asian="variable" style:font-size-asian="14pt" style:font-name-complex="Lohit Devanagari1"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717in" fo:margin-bottom="0.7327in" style:dynamic-spacing="true"/>
      </style:header-style>
      <style:footer-style/>
    </style:page-layout>
  </office:automatic-styles>
  <office:master-styles>
    <style:master-page style:name="Standard" style:page-layout-name="Mpm1">
      <style:header>
        <text:p text:style-name="Header">Erica Southworth</text:p>
        <text:p text:style-name="Header">IT-140-X2470 Introduction to Scripting 18EW2</text:p>
        <text:p text:style-name="Header">Nancy Hi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S</meta:initial-creator>
    <meta:creation-date>2018-11-28T12:28:47.962786800</meta:creation-date>
    <dc:creator>E S</dc:creator>
    <dc:date>2018-11-28T13:23:56.652387700</dc:date>
    <meta:editing-cycles>3</meta:editing-cycles>
    <meta:editing-duration>PT23M27S</meta:editing-duration>
    <meta:document-statistic meta:table-count="0" meta:image-count="0" meta:object-count="0" meta:page-count="1" meta:paragraph-count="10" meta:word-count="317" meta:character-count="1807" meta:non-whitespace-character-count="1487"/>
    <meta:generator>LibreOffice/6.0.7.3$Windows_X86_64 LibreOffice_project/dc89aa7a9eabfd848af146d5086077aeed2ae4a5</meta:generator>
  </office:meta>
</office:document-meta>
</file>